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166255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8" style:family="paragraph" style:parent-style-name="Table_20_Contents">
      <style:text-properties fo:font-size="10pt" officeooo:paragraph-rsid="05096d5b" style:font-size-asian="10pt" style:font-size-complex="10pt"/>
    </style:style>
    <style:style style:name="P69" style:family="paragraph" style:parent-style-name="Table_20_Contents">
      <style:text-properties fo:font-size="10pt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paragraph-rsid="00211236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1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9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9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8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7"><draw:custom-shape text:anchor-type="paragraph" draw:z-index="0" draw:name="Shape1" draw:style-name="gr3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2"><draw:custom-shape text:anchor-type="paragraph" draw:z-index="1" draw:name="Shape2" draw:style-name="gr2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3"><draw:custom-shape text:anchor-type="paragraph" draw:z-index="2" draw:name="Shape2_0" draw:style-name="gr1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3">လက်မှတ်</text:p>
            <text:p text:style-name="P64">အမည် <text:s text:c="2"/><text:span text:style-name="T18"><text:user-field-get text:name="py3o.o.company_id.hr_head_id.name">hr_head</text:user-field-get></text:span></text:p>
            <text:p text:style-name="P65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4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4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585970377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585970377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5859703776">
          <table:table-cell table:style-name="Table6.A2" office:value-type="string"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0"/>
      <text:p text:style-name="P60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4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6"><text:span text:style-name="T3"/></text:p>
      <text:p text:style-name="P6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33:34.272000000</dc:date>
    <meta:editing-duration>P1DT15H3M3S</meta:editing-duration>
    <meta:editing-cycles>888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